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48f6" officeooo:paragraph-rsid="000448f6"/>
    </style:style>
    <style:style style:name="P2" style:family="paragraph" style:parent-style-name="Standard">
      <style:text-properties officeooo:rsid="00062541" officeooo:paragraph-rsid="00062541"/>
    </style:style>
    <style:style style:name="P3" style:family="paragraph" style:parent-style-name="Standard">
      <style:text-properties officeooo:rsid="00062541" officeooo:paragraph-rsid="0008660e"/>
    </style:style>
    <style:style style:name="P4" style:family="paragraph" style:parent-style-name="Standard">
      <style:text-properties officeooo:rsid="00062541" officeooo:paragraph-rsid="000d577b"/>
    </style:style>
    <style:style style:name="P5" style:family="paragraph" style:parent-style-name="Standard">
      <style:text-properties officeooo:rsid="000c086b" officeooo:paragraph-rsid="000c086b"/>
    </style:style>
    <style:style style:name="T1" style:family="text">
      <style:text-properties officeooo:rsid="000733f3"/>
    </style:style>
    <style:style style:name="T2" style:family="text">
      <style:text-properties officeooo:rsid="000a0f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ail Adressen Test</text:p>
      <text:p text:style-name="P1"/>
      <text:p text:style-name="P1"/>
      <text:p text:style-name="P5">$$studentOverview.Email</text:p>
      <text:p text:style-name="P5"/>
      <text:p text:style-name="P5"/>
      <text:p text:style-name="P2">Alternativer Pfad:<text:line-break/>$$studentOverview.AllAddresses[STU].Person.Addresses[<text:span text:style-name="T1">1</text:span>].Eaddress</text:p>
      <text:p text:style-name="P3">$$studentOverview.AllAddresses[STU].Addresses[<text:span text:style-name="T1">1</text:span>].Eaddress</text:p>
      <text:p text:style-name="P4">$$studentOverview.AllAddresses[STU][<text:span text:style-name="T1">1</text:span>].Eaddres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02:50.143000000</meta:creation-date>
    <dc:date>2022-02-02T19:06:29.077000000</dc:date>
    <meta:editing-duration>PT11M50S</meta:editing-duration>
    <meta:editing-cycles>6</meta:editing-cycles>
    <meta:generator>LibreOffice/7.1.7.2$Windows_x86 LibreOffice_project/c6a4e3954236145e2acb0b65f68614365aeee33f</meta:generator>
    <meta:document-statistic meta:table-count="0" meta:image-count="0" meta:object-count="0" meta:page-count="1" meta:paragraph-count="5" meta:word-count="9" meta:character-count="229" meta:non-whitespace-character-count="225"/>
  </office:meta>
</office:document-meta>
</file>